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t_days">
            <text:p>t_days</text:p>
          </table:table-cell>
          <table:table-cell table:style-name="pd1" office:value-type="string" office:value="band">
            <text:p>band</text:p>
          </table:table-cell>
          <table:table-cell table:style-name="pd1" office:value-type="string" office:value="Flux_cgs">
            <text:p>Flux_cgs</text:p>
          </table:table-cell>
          <table:table-cell table:style-name="pd1" office:value-type="string" office:value="Flux_cgs_err">
            <text:p>Flux_cgs_err</text:p>
          </table:table-cell>
          <table:table-cell table:style-name="pd1" office:value-type="string" office:value="ph_index">
            <text:p>ph_index</text:p>
          </table:table-cell>
          <table:table-cell table:style-name="pd1" office:value-type="string" office:value="ph_index_err">
            <text:p>ph_index_err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2592943797404667">
            <text:p>0.2592943797404667</text:p>
          </table:table-cell>
          <table:table-cell office:value-type="string" office:value="0">
            <text:p>0</text:p>
          </table:table-cell>
          <table:table-cell office:value-type="float" office:value="4.297632512761097e-14">
            <text:p>4.297632512761097e-14</text:p>
          </table:table-cell>
          <table:table-cell office:value-type="float" office:value="8.885883519804288e-15">
            <text:p>8.885883519804288e-15</text:p>
          </table:table-cell>
          <table:table-cell office:value-type="float" office:value="1.6174806411181204">
            <text:p>1.6174806411181204</text:p>
          </table:table-cell>
          <table:table-cell office:value-type="float" office:value="0.10084755789741218">
            <text:p>0.10084755789741218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6723357536499337">
            <text:p>0.6723357536499337</text:p>
          </table:table-cell>
          <table:table-cell office:value-type="string" office:value="0">
            <text:p>0</text:p>
          </table:table-cell>
          <table:table-cell office:value-type="float" office:value="1.0440473667597169e-13">
            <text:p>1.0440473667597169e-13</text:p>
          </table:table-cell>
          <table:table-cell office:value-type="float" office:value="6.92412225853459e-15">
            <text:p>6.92412225853459e-15</text:p>
          </table:table-cell>
          <table:table-cell office:value-type="float" office:value="1.6621488558552118">
            <text:p>1.6621488558552118</text:p>
          </table:table-cell>
          <table:table-cell office:value-type="float" office:value="0.26877409913771616">
            <text:p>0.26877409913771616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1.373823795883263">
            <text:p>1.373823795883263</text:p>
          </table:table-cell>
          <table:table-cell office:value-type="string" office:value="0">
            <text:p>0</text:p>
          </table:table-cell>
          <table:table-cell office:value-type="float" office:value="1.373468168236154e-13">
            <text:p>1.373468168236154e-13</text:p>
          </table:table-cell>
          <table:table-cell office:value-type="float" office:value="1.3821438850004553e-14">
            <text:p>1.3821438850004553e-14</text:p>
          </table:table-cell>
          <table:table-cell office:value-type="float" office:value="1.728152207921391">
            <text:p>1.728152207921391</text:p>
          </table:table-cell>
          <table:table-cell office:value-type="float" office:value="0.12376179966546616">
            <text:p>0.12376179966546616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.743328822199988">
            <text:p>1.743328822199988</text:p>
          </table:table-cell>
          <table:table-cell office:value-type="string" office:value="0">
            <text:p>0</text:p>
          </table:table-cell>
          <table:table-cell office:value-type="float" office:value="1.4693794573584964e-13">
            <text:p>1.4693794573584964e-13</text:p>
          </table:table-cell>
          <table:table-cell office:value-type="float" office:value="2.919258646431786e-14">
            <text:p>2.919258646431786e-14</text:p>
          </table:table-cell>
          <table:table-cell office:value-type="float" office:value="1.7573572040058227">
            <text:p>1.7573572040058227</text:p>
          </table:table-cell>
          <table:table-cell office:value-type="float" office:value="0.29025919842281345">
            <text:p>0.29025919842281345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2.2122162910704493">
            <text:p>2.2122162910704493</text:p>
          </table:table-cell>
          <table:table-cell office:value-type="string" office:value="0">
            <text:p>0</text:p>
          </table:table-cell>
          <table:table-cell office:value-type="float" office:value="1.5979716161819728e-13">
            <text:p>1.5979716161819728e-13</text:p>
          </table:table-cell>
          <table:table-cell office:value-type="float" office:value="1.31501787494787e-14">
            <text:p>1.31501787494787e-14</text:p>
          </table:table-cell>
          <table:table-cell office:value-type="float" office:value="1.7880385474198468">
            <text:p>1.7880385474198468</text:p>
          </table:table-cell>
          <table:table-cell office:value-type="float" office:value="0.2537090095152474">
            <text:p>0.2537090095152474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2.807216203941177">
            <text:p>2.807216203941177</text:p>
          </table:table-cell>
          <table:table-cell office:value-type="string" office:value="0">
            <text:p>0</text:p>
          </table:table-cell>
          <table:table-cell office:value-type="float" office:value="1.7217067348856171e-13">
            <text:p>1.7217067348856171e-13</text:p>
          </table:table-cell>
          <table:table-cell office:value-type="float" office:value="1.9124332556612957e-14">
            <text:p>1.9124332556612957e-14</text:p>
          </table:table-cell>
          <table:table-cell office:value-type="float" office:value="1.819064822747555">
            <text:p>1.819064822747555</text:p>
          </table:table-cell>
          <table:table-cell office:value-type="float" office:value="0.3370015889001267">
            <text:p>0.3370015889001267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3.562247890262442">
            <text:p>3.562247890262442</text:p>
          </table:table-cell>
          <table:table-cell office:value-type="string" office:value="0">
            <text:p>0</text:p>
          </table:table-cell>
          <table:table-cell office:value-type="float" office:value="1.857070012089768e-13">
            <text:p>1.857070012089768e-13</text:p>
          </table:table-cell>
          <table:table-cell office:value-type="float" office:value="3.913842791982391e-14">
            <text:p>3.913842791982391e-14</text:p>
          </table:table-cell>
          <table:table-cell office:value-type="float" office:value="1.8476419904905066">
            <text:p>1.8476419904905066</text:p>
          </table:table-cell>
          <table:table-cell office:value-type="float" office:value="0.11030516464937604">
            <text:p>0.11030516464937604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4.520353656360243">
            <text:p>4.520353656360243</text:p>
          </table:table-cell>
          <table:table-cell office:value-type="string" office:value="0">
            <text:p>0</text:p>
          </table:table-cell>
          <table:table-cell office:value-type="float" office:value="1.9414433168631535e-13">
            <text:p>1.9414433168631535e-13</text:p>
          </table:table-cell>
          <table:table-cell office:value-type="float" office:value="2.4954077899536e-14">
            <text:p>2.4954077899536e-14</text:p>
          </table:table-cell>
          <table:table-cell office:value-type="float" office:value="1.8682857828789636">
            <text:p>1.8682857828789636</text:p>
          </table:table-cell>
          <table:table-cell office:value-type="float" office:value="0.17975277060405426">
            <text:p>0.17975277060405426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5.736152510448679">
            <text:p>5.736152510448679</text:p>
          </table:table-cell>
          <table:table-cell office:value-type="string" office:value="0">
            <text:p>0</text:p>
          </table:table-cell>
          <table:table-cell office:value-type="float" office:value="1.8555562130641558e-13">
            <text:p>1.8555562130641558e-13</text:p>
          </table:table-cell>
          <table:table-cell office:value-type="float" office:value="1.8017872067580814e-14">
            <text:p>1.8017872067580814e-14</text:p>
          </table:table-cell>
          <table:table-cell office:value-type="float" office:value="1.880225274044852">
            <text:p>1.880225274044852</text:p>
          </table:table-cell>
          <table:table-cell office:value-type="float" office:value="0.14679870305521966">
            <text:p>0.14679870305521966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7.27895384398315">
            <text:p>7.27895384398315</text:p>
          </table:table-cell>
          <table:table-cell office:value-type="string" office:value="0">
            <text:p>0</text:p>
          </table:table-cell>
          <table:table-cell office:value-type="float" office:value="1.5681450473296284e-13">
            <text:p>1.5681450473296284e-13</text:p>
          </table:table-cell>
          <table:table-cell office:value-type="float" office:value="2.3597259307458582e-14">
            <text:p>2.3597259307458582e-14</text:p>
          </table:table-cell>
          <table:table-cell office:value-type="float" office:value="1.8868766975208793">
            <text:p>1.8868766975208793</text:p>
          </table:table-cell>
          <table:table-cell office:value-type="float" office:value="0.38205501291147076">
            <text:p>0.38205501291147076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9.23670857187386">
            <text:p>9.23670857187386</text:p>
          </table:table-cell>
          <table:table-cell office:value-type="string" office:value="0">
            <text:p>0</text:p>
          </table:table-cell>
          <table:table-cell office:value-type="float" office:value="1.182365517996801e-13">
            <text:p>1.182365517996801e-13</text:p>
          </table:table-cell>
          <table:table-cell office:value-type="float" office:value="2.737772313193555e-14">
            <text:p>2.737772313193555e-14</text:p>
          </table:table-cell>
          <table:table-cell office:value-type="float" office:value="1.8904738440205953">
            <text:p>1.8904738440205953</text:p>
          </table:table-cell>
          <table:table-cell office:value-type="float" office:value="0.137509208947793">
            <text:p>0.137509208947793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1.721022975334806">
            <text:p>11.721022975334806</text:p>
          </table:table-cell>
          <table:table-cell office:value-type="string" office:value="0">
            <text:p>0</text:p>
          </table:table-cell>
          <table:table-cell office:value-type="float" office:value="7.980284552096618e-14">
            <text:p>7.980284552096618e-14</text:p>
          </table:table-cell>
          <table:table-cell office:value-type="float" office:value="6.213300729085155e-15">
            <text:p>6.213300729085155e-15</text:p>
          </table:table-cell>
          <table:table-cell office:value-type="float" office:value="1.890436990213819">
            <text:p>1.890436990213819</text:p>
          </table:table-cell>
          <table:table-cell office:value-type="float" office:value="0.4877157357137576">
            <text:p>0.4877157357137576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14.873521072935118">
            <text:p>14.873521072935118</text:p>
          </table:table-cell>
          <table:table-cell office:value-type="string" office:value="0">
            <text:p>0</text:p>
          </table:table-cell>
          <table:table-cell office:value-type="float" office:value="4.597246799022182e-14">
            <text:p>4.597246799022182e-14</text:p>
          </table:table-cell>
          <table:table-cell office:value-type="float" office:value="1.0331734859871873e-14">
            <text:p>1.0331734859871873e-14</text:p>
          </table:table-cell>
          <table:table-cell office:value-type="float" office:value="1.8847209142107213">
            <text:p>1.8847209142107213</text:p>
          </table:table-cell>
          <table:table-cell office:value-type="float" office:value="0.2710393624202171">
            <text:p>0.2710393624202171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18.873918221350976">
            <text:p>18.873918221350976</text:p>
          </table:table-cell>
          <table:table-cell office:value-type="string" office:value="0">
            <text:p>0</text:p>
          </table:table-cell>
          <table:table-cell office:value-type="float" office:value="2.039599876055455e-14">
            <text:p>2.039599876055455e-14</text:p>
          </table:table-cell>
          <table:table-cell office:value-type="float" office:value="3.0603976958806285e-15">
            <text:p>3.0603976958806285e-15</text:p>
          </table:table-cell>
          <table:table-cell office:value-type="float" office:value="1.8721571049615504">
            <text:p>1.8721571049615504</text:p>
          </table:table-cell>
          <table:table-cell office:value-type="float" office:value="0.11276419005378849">
            <text:p>0.11276419005378849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23.95026619987486">
            <text:p>23.95026619987486</text:p>
          </table:table-cell>
          <table:table-cell office:value-type="string" office:value="0">
            <text:p>0</text:p>
          </table:table-cell>
          <table:table-cell office:value-type="float" office:value="6.923583827479079e-15">
            <text:p>6.923583827479079e-15</text:p>
          </table:table-cell>
          <table:table-cell office:value-type="float" office:value="1.4134699840409012e-15">
            <text:p>1.4134699840409012e-15</text:p>
          </table:table-cell>
          <table:table-cell office:value-type="float" office:value="1.8551286332743189">
            <text:p>1.8551286332743189</text:p>
          </table:table-cell>
          <table:table-cell office:value-type="float" office:value="0.3272317506648368">
            <text:p>0.3272317506648368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30.39195382313198">
            <text:p>30.39195382313198</text:p>
          </table:table-cell>
          <table:table-cell office:value-type="string" office:value="0">
            <text:p>0</text:p>
          </table:table-cell>
          <table:table-cell office:value-type="float" office:value="2.1780940340892206e-15">
            <text:p>2.1780940340892206e-15</text:p>
          </table:table-cell>
          <table:table-cell office:value-type="float" office:value="1.8021820175807708e-16">
            <text:p>1.8021820175807708e-16</text:p>
          </table:table-cell>
          <table:table-cell office:value-type="float" office:value="1.8355572373356228">
            <text:p>1.8355572373356228</text:p>
          </table:table-cell>
          <table:table-cell office:value-type="float" office:value="0.5230704683180827">
            <text:p>0.5230704683180827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38.56620421163472">
            <text:p>38.56620421163472</text:p>
          </table:table-cell>
          <table:table-cell office:value-type="string" office:value="0">
            <text:p>0</text:p>
          </table:table-cell>
          <table:table-cell office:value-type="float" office:value="7.385763402315134e-16">
            <text:p>7.385763402315134e-16</text:p>
          </table:table-cell>
          <table:table-cell office:value-type="float" office:value="9.245038677065037e-17">
            <text:p>9.245038677065037e-17</text:p>
          </table:table-cell>
          <table:table-cell office:value-type="float" office:value="1.8137400850521148">
            <text:p>1.8137400850521148</text:p>
          </table:table-cell>
          <table:table-cell office:value-type="float" office:value="0.17057976317060727">
            <text:p>0.170579763170607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